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2pt" svg:height="255.23pt" svg:x="0pt" svg:y="306.45pt">
            <loext:p draw:notify-on-update-of-ranges="Sheet1.A1:Sheet1.B1 Sheet1.C1:Sheet1.N1 Sheet1.A2:Sheet1.A2 Sheet1.C2:Sheet1.N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2pt" svg:height="255.23pt" svg:x="454.2pt" svg:y="307.22pt">
            <loext:p draw:notify-on-update-of-ranges="Sheet1.C1:Sheet1.N1 Sheet1.A3:Sheet1.A3 Sheet1.C3:Sheet1.N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4.2pt" svg:height="255.23pt" svg:x="0.03pt" svg:y="563.19pt">
            <loext:p draw:notify-on-update-of-ranges="Sheet1.C1:Sheet1.N1 Sheet1.A4:Sheet1.A4 Sheet1.C4:Sheet1.N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4.2pt" svg:height="255.23pt" svg:x="452.66pt" svg:y="559.39pt">
            <loext:p draw:notify-on-update-of-ranges="Sheet1.C1:Sheet1.N1 Sheet1.A5:Sheet1.A5 Sheet1.C5:Sheet1.N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4.2pt" svg:height="255.23pt" svg:x="0pt" svg:y="816.15pt">
            <loext:p draw:notify-on-update-of-ranges="Sheet1.C1:Sheet1.N1 Sheet1.A6:Sheet1.A6 Sheet1.C6:Sheet1.N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4.2pt" svg:height="255.23pt" svg:x="451.9pt" svg:y="814.73pt">
            <loext:p draw:notify-on-update-of-ranges="Sheet1.C1:Sheet1.N1 Sheet1.A7:Sheet1.A7 Sheet1.C7:Sheet1.N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1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sotope/days </text:p>
          </table:table-cell>
          <table:table-cell office:value-type="string" calcext:value-type="string">
            <text:p>Co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-232</text:p>
          </table:table-cell>
          <table:table-cell office:value-type="string" calcext:value-type="string">
            <text:p>90232.09c</text:p>
          </table:table-cell>
          <table:table-cell office:value-type="float" office:value="0.00376782282454785" calcext:value-type="float">
            <text:p>3.7678E-03</text:p>
          </table:table-cell>
          <table:table-cell office:value-type="float" office:value="0.00376781306822905" calcext:value-type="float">
            <text:p>3.7678E-03</text:p>
          </table:table-cell>
          <table:table-cell office:value-type="float" office:value="0.0037668377797619" calcext:value-type="float">
            <text:p>3.7668E-03</text:p>
          </table:table-cell>
          <table:table-cell office:value-type="float" office:value="0.00376583824175048" calcext:value-type="float">
            <text:p>3.7658E-03</text:p>
          </table:table-cell>
          <table:table-cell office:value-type="float" office:value="0.00376483181780715" calcext:value-type="float">
            <text:p>3.7648E-03</text:p>
          </table:table-cell>
          <table:table-cell office:value-type="float" office:value="0.00376381932477109" calcext:value-type="float">
            <text:p>3.7638E-03</text:p>
          </table:table-cell>
          <table:table-cell office:value-type="float" office:value="0.00376280261465689" calcext:value-type="float">
            <text:p>3.7628E-03</text:p>
          </table:table-cell>
          <table:table-cell office:value-type="float" office:value="0.00376178263169913" calcext:value-type="float">
            <text:p>3.7618E-03</text:p>
          </table:table-cell>
          <table:table-cell office:value-type="float" office:value="0.00376075981769032" calcext:value-type="float">
            <text:p>3.7608E-03</text:p>
          </table:table-cell>
          <table:table-cell office:value-type="float" office:value="0.00375973487282543" calcext:value-type="float">
            <text:p>3.7597E-03</text:p>
          </table:table-cell>
          <table:table-cell office:value-type="float" office:value="0.00375870917986055" calcext:value-type="float">
            <text:p>3.7587E-03</text:p>
          </table:table-cell>
          <table:table-cell office:value-type="float" office:value="0.00375768225758766" calcext:value-type="float">
            <text:p>3.7577E-03</text:p>
          </table:table-cell>
          <table:table-cell/>
        </table:table-row>
        <table:table-row table:style-name="ro1">
          <table:table-cell office:value-type="string" calcext:value-type="string">
            <text:p>U-233</text:p>
          </table:table-cell>
          <table:table-cell office:value-type="string" calcext:value-type="string">
            <text:p>92233.09c</text:p>
          </table:table-cell>
          <table:table-cell office:value-type="float" office:value="0.0000728446594064548" calcext:value-type="float">
            <text:p>7.2845E-05</text:p>
          </table:table-cell>
          <table:table-cell office:value-type="float" office:value="0.0000728347751939546" calcext:value-type="float">
            <text:p>7.2835E-05</text:p>
          </table:table-cell>
          <table:table-cell office:value-type="float" office:value="0.000071970745785189" calcext:value-type="float">
            <text:p>7.1971E-05</text:p>
          </table:table-cell>
          <table:table-cell office:value-type="float" office:value="0.0000712939469521991" calcext:value-type="float">
            <text:p>7.1294E-05</text:p>
          </table:table-cell>
          <table:table-cell office:value-type="float" office:value="0.0000707714620466757" calcext:value-type="float">
            <text:p>7.0771E-05</text:p>
          </table:table-cell>
          <table:table-cell office:value-type="float" office:value="0.0000703692806553571" calcext:value-type="float">
            <text:p>7.0369E-05</text:p>
          </table:table-cell>
          <table:table-cell office:value-type="float" office:value="0.0000700609586728997" calcext:value-type="float">
            <text:p>7.0061E-05</text:p>
          </table:table-cell>
          <table:table-cell office:value-type="float" office:value="0.000069825768450314" calcext:value-type="float">
            <text:p>6.9826E-05</text:p>
          </table:table-cell>
          <table:table-cell office:value-type="float" office:value="0.0000696475783367381" calcext:value-type="float">
            <text:p>6.9648E-05</text:p>
          </table:table-cell>
          <table:table-cell office:value-type="float" office:value="0.0000695139171804331" calcext:value-type="float">
            <text:p>6.9514E-05</text:p>
          </table:table-cell>
          <table:table-cell office:value-type="float" office:value="0.0000694148704874499" calcext:value-type="float">
            <text:p>6.9415E-05</text:p>
          </table:table-cell>
          <table:table-cell office:value-type="float" office:value="0.0000693426728310658" calcext:value-type="float">
            <text:p>6.9343E-05</text:p>
          </table:table-cell>
          <table:table-cell/>
        </table:table-row>
        <table:table-row table:style-name="ro1">
          <table:table-cell office:value-type="string" calcext:value-type="string">
            <text:p>U-234</text:p>
          </table:table-cell>
          <table:table-cell office:value-type="string" calcext:value-type="string">
            <text:p>92234.09c</text:p>
          </table:table-cell>
          <table:table-cell office:value-type="float" office:value="0" calcext:value-type="float">
            <text:p>0.0000E+00</text:p>
          </table:table-cell>
          <table:table-cell office:value-type="float" office:value="0.0000000010550934233361" calcext:value-type="float">
            <text:p>1.0551E-09</text:p>
          </table:table-cell>
          <table:table-cell office:value-type="float" office:value="0.000000107147061644339" calcext:value-type="float">
            <text:p>1.0715E-07</text:p>
          </table:table-cell>
          <table:table-cell office:value-type="float" office:value="0.000000217094813678967" calcext:value-type="float">
            <text:p>2.1709E-07</text:p>
          </table:table-cell>
          <table:table-cell office:value-type="float" office:value="0.000000328886631655886" calcext:value-type="float">
            <text:p>3.2889E-07</text:p>
          </table:table-cell>
          <table:table-cell office:value-type="float" office:value="0.000000442073288487172" calcext:value-type="float">
            <text:p>4.4207E-07</text:p>
          </table:table-cell>
          <table:table-cell office:value-type="float" office:value="0.000000556198698505639" calcext:value-type="float">
            <text:p>5.5620E-07</text:p>
          </table:table-cell>
          <table:table-cell office:value-type="float" office:value="0.000000670967664118688" calcext:value-type="float">
            <text:p>6.7097E-07</text:p>
          </table:table-cell>
          <table:table-cell office:value-type="float" office:value="0.000000786170951307669" calcext:value-type="float">
            <text:p>7.8617E-07</text:p>
          </table:table-cell>
          <table:table-cell office:value-type="float" office:value="0.000000901511205876472" calcext:value-type="float">
            <text:p>9.0151E-07</text:p>
          </table:table-cell>
          <table:table-cell office:value-type="float" office:value="0.00000101688974222543" calcext:value-type="float">
            <text:p>1.0169E-06</text:p>
          </table:table-cell>
          <table:table-cell office:value-type="float" office:value="0.00000113224327140764" calcext:value-type="float">
            <text:p>1.1322E-06</text:p>
          </table:table-cell>
          <table:table-cell/>
        </table:table-row>
        <table:table-row table:style-name="ro1">
          <table:table-cell office:value-type="string" calcext:value-type="string">
            <text:p>U-235</text:p>
          </table:table-cell>
          <table:table-cell office:value-type="string" calcext:value-type="string">
            <text:p>92235.09c</text:p>
          </table:table-cell>
          <table:table-cell office:value-type="float" office:value="0" calcext:value-type="float">
            <text:p>0.0000E+00</text:p>
          </table:table-cell>
          <table:table-cell office:value-type="float" office:value="0.0000000000000174734862953738" calcext:value-type="float">
            <text:p>1.7473E-14</text:p>
          </table:table-cell>
          <table:table-cell office:value-type="float" office:value="0.000000000218819795217359" calcext:value-type="float">
            <text:p>2.1882E-10</text:p>
          </table:table-cell>
          <table:table-cell office:value-type="float" office:value="0.00000000088991815546668" calcext:value-type="float">
            <text:p>8.8992E-10</text:p>
          </table:table-cell>
          <table:table-cell office:value-type="float" office:value="0.00000000201720564975836" calcext:value-type="float">
            <text:p>2.0172E-09</text:p>
          </table:table-cell>
          <table:table-cell office:value-type="float" office:value="0.00000000361038257945257" calcext:value-type="float">
            <text:p>3.6104E-09</text:p>
          </table:table-cell>
          <table:table-cell office:value-type="float" office:value="0.0000000056669855926858" calcext:value-type="float">
            <text:p>5.6670E-09</text:p>
          </table:table-cell>
          <table:table-cell office:value-type="float" office:value="0.00000000819177765927886" calcext:value-type="float">
            <text:p>8.1918E-09</text:p>
          </table:table-cell>
          <table:table-cell office:value-type="float" office:value="0.000000011170215134411" calcext:value-type="float">
            <text:p>1.1170E-08</text:p>
          </table:table-cell>
          <table:table-cell office:value-type="float" office:value="0.0000000145892884917538" calcext:value-type="float">
            <text:p>1.4589E-08</text:p>
          </table:table-cell>
          <table:table-cell office:value-type="float" office:value="0.0000000184496584808823" calcext:value-type="float">
            <text:p>1.8450E-08</text:p>
          </table:table-cell>
          <table:table-cell office:value-type="float" office:value="0.0000000227557685737477" calcext:value-type="float">
            <text:p>2.2756E-08</text:p>
          </table:table-cell>
          <table:table-cell/>
        </table:table-row>
        <table:table-row table:style-name="ro1">
          <table:table-cell office:value-type="string" calcext:value-type="string">
            <text:p>Pu-239</text:p>
          </table:table-cell>
          <table:table-cell office:value-type="string" calcext:value-type="string">
            <text:p>94239.09c</text:p>
          </table:table-cell>
          <table:table-cell office:value-type="float" office:value="0.0000000188395014922415" calcext:value-type="float">
            <text:p>1.8840E-08</text:p>
          </table:table-cell>
          <table:table-cell office:value-type="float" office:value="0.0000000188310396261363" calcext:value-type="float">
            <text:p>1.8831E-08</text:p>
          </table:table-cell>
          <table:table-cell office:value-type="float" office:value="0.0000000180060854456801" calcext:value-type="float">
            <text:p>1.8006E-08</text:p>
          </table:table-cell>
          <table:table-cell office:value-type="float" office:value="0.0000000172015616938576" calcext:value-type="float">
            <text:p>1.7202E-08</text:p>
          </table:table-cell>
          <table:table-cell office:value-type="float" office:value="0.0000000164263497345715" calcext:value-type="float">
            <text:p>1.6426E-08</text:p>
          </table:table-cell>
          <table:table-cell office:value-type="float" office:value="0.0000000156813007589863" calcext:value-type="float">
            <text:p>1.5681E-08</text:p>
          </table:table-cell>
          <table:table-cell office:value-type="float" office:value="0.000000014966506681112" calcext:value-type="float">
            <text:p>1.4967E-08</text:p>
          </table:table-cell>
          <table:table-cell office:value-type="float" office:value="0.0000000142812058012732" calcext:value-type="float">
            <text:p>1.4281E-08</text:p>
          </table:table-cell>
          <table:table-cell office:value-type="float" office:value="0.0000000136255891964273" calcext:value-type="float">
            <text:p>1.3626E-08</text:p>
          </table:table-cell>
          <table:table-cell office:value-type="float" office:value="0.000000012998796189805" calcext:value-type="float">
            <text:p>1.2999E-08</text:p>
          </table:table-cell>
          <table:table-cell office:value-type="float" office:value="0.0000000123999065779402" calcext:value-type="float">
            <text:p>1.2400E-08</text:p>
          </table:table-cell>
          <table:table-cell office:value-type="float" office:value="0.0000000118281426765876" calcext:value-type="float">
            <text:p>1.1828E-08</text:p>
          </table:table-cell>
          <table:table-cell/>
        </table:table-row>
        <table:table-row table:style-name="ro1">
          <table:table-cell office:value-type="string" calcext:value-type="string">
            <text:p>Pa-233</text:p>
          </table:table-cell>
          <table:table-cell office:value-type="string" calcext:value-type="string">
            <text:p>91233.09c</text:p>
          </table:table-cell>
          <table:table-cell office:value-type="float" office:value="0" calcext:value-type="float">
            <text:p>0.0000E+00</text:p>
          </table:table-cell>
          <table:table-cell office:value-type="float" office:value="0.00000000760862368629028" calcext:value-type="float">
            <text:p>7.6086E-09</text:p>
          </table:table-cell>
          <table:table-cell office:value-type="float" office:value="0.000000862254548714981" calcext:value-type="float">
            <text:p>8.6225E-07</text:p>
          </table:table-cell>
          <table:table-cell office:value-type="float" office:value="0.00000154078764061515" calcext:value-type="float">
            <text:p>1.5408E-06</text:p>
          </table:table-cell>
          <table:table-cell office:value-type="float" office:value="0.00000206955949954125" calcext:value-type="float">
            <text:p>2.0696E-06</text:p>
          </table:table-cell>
          <table:table-cell office:value-type="float" office:value="0.00000248218900689229" calcext:value-type="float">
            <text:p>2.4822E-06</text:p>
          </table:table-cell>
          <table:table-cell office:value-type="float" office:value="0.00000280375375895087" calcext:value-type="float">
            <text:p>2.8038E-06</text:p>
          </table:table-cell>
          <table:table-cell office:value-type="float" office:value="0.00000305430286967181" calcext:value-type="float">
            <text:p>3.0543E-06</text:p>
          </table:table-cell>
          <table:table-cell office:value-type="float" office:value="0.00000324976928147283" calcext:value-type="float">
            <text:p>3.2498E-06</text:p>
          </table:table-cell>
          <table:table-cell office:value-type="float" office:value="0.00000340222748766238" calcext:value-type="float">
            <text:p>3.4022E-06</text:p>
          </table:table-cell>
          <table:table-cell office:value-type="float" office:value="0.00000352032293425897" calcext:value-type="float">
            <text:p>3.5203E-06</text:p>
          </table:table-cell>
          <table:table-cell office:value-type="float" office:value="0.00000361233967178848" calcext:value-type="float">
            <text:p>3.6123E-06</text:p>
          </table:table-cell>
          <table:table-cell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office:value-type="string" calcext:value-type="string">
            <text:p>Burnup, Mwd/kgU</text:p>
          </table:table-cell>
          <table:table-cell/>
          <table:table-cell table:style-name="ce2" office:value-type="float" office:value="0" calcext:value-type="float">
            <text:p>0.00</text:p>
          </table:table-cell>
          <table:table-cell table:number-columns-repeated="2" table:style-name="ce2" office:value-type="float" office:value="0.22" calcext:value-type="float">
            <text:p>0.22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22" calcext:value-type="float">
            <text:p>2.22</text:p>
          </table:table-cell>
          <table:table-cell table:style-name="ce2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0:21:55.564758096</meta:creation-date>
    <dc:date>2017-04-12T12:08:35.139708063</dc:date>
    <meta:editing-duration>PT15M16S</meta:editing-duration>
    <meta:editing-cycles>4</meta:editing-cycles>
    <meta:generator>LibreOffice/5.1.6.2$Linux_X86_64 LibreOffice_project/10m0$Build-2</meta:generator>
    <meta:document-statistic meta:table-count="1" meta:cell-count="1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622cm" svg:y="4.203cm" style:legend-expansion="high" chart:style-name="ch2"/>
        <chart:plot-area chart:style-name="ch3" table:cell-range-address="Sheet1.A1:Sheet1.N1 Sheet1.A2:Sheet1.A2 Sheet1.C2:Sheet1.N2" chart:data-source-has-labels="both" svg:x="0.32cm" svg:y="0.18cm" svg:width="12.982cm" svg:height="8.645cm">
          <chartooo:coordinate-region svg:x="2.132cm" svg:y="0.379cm" svg:width="10.89cm" svg:height="7.799cm"/>
          <chart:axis chart:dimension="x" chart:name="primary-x" chart:style-name="ch4" chartooo:axis-type="auto">
            <chartooo:date-scale/>
            <chart:categories table:cell-range-address="Sheet1.C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N2" chart:label-cell-address="Sheet1.A2:Sheet1.A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N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h-232</text:p>
                <draw:g>
                  <svg:desc>Sheet1.A2:Sheet1.A2</svg:desc>
                </draw:g>
              </table:table-cell>
              <table:table-cell office:value-type="float" office:value="0.00376782282454785">
                <text:p>0.00376782282454785</text:p>
                <draw:g>
                  <svg:desc>Sheet1.C2:Sheet1.N2</svg:desc>
                </draw:g>
              </table:table-cell>
              <table:table-cell office:value-type="float" office:value="0.00376781306822905">
                <text:p>0.00376781306822905</text:p>
              </table:table-cell>
              <table:table-cell office:value-type="float" office:value="0.0037668377797619">
                <text:p>0.0037668377797619</text:p>
              </table:table-cell>
              <table:table-cell office:value-type="float" office:value="0.00376583824175048">
                <text:p>0.00376583824175048</text:p>
              </table:table-cell>
              <table:table-cell office:value-type="float" office:value="0.00376483181780715">
                <text:p>0.00376483181780715</text:p>
              </table:table-cell>
              <table:table-cell office:value-type="float" office:value="0.00376381932477109">
                <text:p>0.00376381932477109</text:p>
              </table:table-cell>
              <table:table-cell office:value-type="float" office:value="0.00376280261465689">
                <text:p>0.00376280261465689</text:p>
              </table:table-cell>
              <table:table-cell office:value-type="float" office:value="0.00376178263169913">
                <text:p>0.00376178263169913</text:p>
              </table:table-cell>
              <table:table-cell office:value-type="float" office:value="0.00376075981769032">
                <text:p>0.00376075981769032</text:p>
              </table:table-cell>
              <table:table-cell office:value-type="float" office:value="0.00375973487282543">
                <text:p>0.00375973487282543</text:p>
              </table:table-cell>
              <table:table-cell office:value-type="float" office:value="0.00375870917986055">
                <text:p>0.00375870917986055</text:p>
              </table:table-cell>
              <table:table-cell office:value-type="float" office:value="0.00375768225758766">
                <text:p>0.00375768225758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78cm" svg:y="4.203cm" style:legend-expansion="high" chart:style-name="ch2"/>
        <chart:plot-area chart:style-name="ch3" table:cell-range-address="Sheet1.C1:Sheet1.N1 Sheet1.A3:Sheet1.A3 Sheet1.C3:Sheet1.N3" chart:data-source-has-labels="both" svg:x="0.32cm" svg:y="0.18cm" svg:width="13.14cm" svg:height="8.645cm">
          <chartooo:coordinate-region svg:x="1.762cm" svg:y="0.379cm" svg:width="11.418cm" svg:height="7.799cm"/>
          <chart:axis chart:dimension="x" chart:name="primary-x" chart:style-name="ch4" chartooo:axis-type="auto">
            <chartooo:date-scale/>
            <chart:categories table:cell-range-address="Sheet1.C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N3" chart:label-cell-address="Sheet1.A3:Sheet1.A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N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U-233</text:p>
                <draw:g>
                  <svg:desc>Sheet1.A3:Sheet1.A3</svg:desc>
                </draw:g>
              </table:table-cell>
              <table:table-cell office:value-type="float" office:value="0.0000728446594064548">
                <text:p>0.0000728446594064548</text:p>
                <draw:g>
                  <svg:desc>Sheet1.C3:Sheet1.N3</svg:desc>
                </draw:g>
              </table:table-cell>
              <table:table-cell office:value-type="float" office:value="0.0000728347751939546">
                <text:p>0.0000728347751939546</text:p>
              </table:table-cell>
              <table:table-cell office:value-type="float" office:value="0.000071970745785189">
                <text:p>0.000071970745785189</text:p>
              </table:table-cell>
              <table:table-cell office:value-type="float" office:value="0.0000712939469521991">
                <text:p>0.0000712939469521991</text:p>
              </table:table-cell>
              <table:table-cell office:value-type="float" office:value="0.0000707714620466757">
                <text:p>0.0000707714620466757</text:p>
              </table:table-cell>
              <table:table-cell office:value-type="float" office:value="0.0000703692806553571">
                <text:p>0.0000703692806553571</text:p>
              </table:table-cell>
              <table:table-cell office:value-type="float" office:value="0.0000700609586728997">
                <text:p>0.0000700609586728997</text:p>
              </table:table-cell>
              <table:table-cell office:value-type="float" office:value="0.000069825768450314">
                <text:p>0.000069825768450314</text:p>
              </table:table-cell>
              <table:table-cell office:value-type="float" office:value="0.0000696475783367381">
                <text:p>0.0000696475783367381</text:p>
              </table:table-cell>
              <table:table-cell office:value-type="float" office:value="0.0000695139171804331">
                <text:p>0.0000695139171804331</text:p>
              </table:table-cell>
              <table:table-cell office:value-type="float" office:value="0.0000694148704874499">
                <text:p>0.0000694148704874499</text:p>
              </table:table-cell>
              <table:table-cell office:value-type="float" office:value="0.0000693426728310658">
                <text:p>0.0000693426728310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78cm" svg:y="4.203cm" style:legend-expansion="high" chart:style-name="ch2"/>
        <chart:plot-area chart:style-name="ch3" table:cell-range-address="Sheet1.C1:Sheet1.N1 Sheet1.A4:Sheet1.A4 Sheet1.C4:Sheet1.N4" chart:data-source-has-labels="both" svg:x="0.32cm" svg:y="0.18cm" svg:width="13.14cm" svg:height="8.645cm">
          <chartooo:coordinate-region svg:x="1.867cm" svg:y="0.379cm" svg:width="11.313cm" svg:height="7.799cm"/>
          <chart:axis chart:dimension="x" chart:name="primary-x" chart:style-name="ch4" chartooo:axis-type="auto">
            <chartooo:date-scale/>
            <chart:categories table:cell-range-address="Sheet1.C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N4" chart:label-cell-address="Sheet1.A4:Sheet1.A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N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U-234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C4:Sheet1.N4</svg:desc>
                </draw:g>
              </table:table-cell>
              <table:table-cell office:value-type="float" office:value="0.0000000010550934233361">
                <text:p>0.0000000010550934233361</text:p>
              </table:table-cell>
              <table:table-cell office:value-type="float" office:value="0.000000107147061644339">
                <text:p>0.000000107147061644339</text:p>
              </table:table-cell>
              <table:table-cell office:value-type="float" office:value="0.000000217094813678967">
                <text:p>0.000000217094813678967</text:p>
              </table:table-cell>
              <table:table-cell office:value-type="float" office:value="0.000000328886631655886">
                <text:p>0.000000328886631655886</text:p>
              </table:table-cell>
              <table:table-cell office:value-type="float" office:value="0.000000442073288487172">
                <text:p>0.000000442073288487172</text:p>
              </table:table-cell>
              <table:table-cell office:value-type="float" office:value="0.000000556198698505639">
                <text:p>0.000000556198698505639</text:p>
              </table:table-cell>
              <table:table-cell office:value-type="float" office:value="0.000000670967664118688">
                <text:p>0.000000670967664118688</text:p>
              </table:table-cell>
              <table:table-cell office:value-type="float" office:value="0.000000786170951307669">
                <text:p>0.000000786170951307669</text:p>
              </table:table-cell>
              <table:table-cell office:value-type="float" office:value="0.000000901511205876472">
                <text:p>0.000000901511205876472</text:p>
              </table:table-cell>
              <table:table-cell office:value-type="float" office:value="0.00000101688974222543">
                <text:p>0.00000101688974222543</text:p>
              </table:table-cell>
              <table:table-cell office:value-type="float" office:value="0.00000113224327140764">
                <text:p>0.00000113224327140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78cm" svg:y="4.203cm" style:legend-expansion="high" chart:style-name="ch2"/>
        <chart:plot-area chart:style-name="ch3" table:cell-range-address="Sheet1.C1:Sheet1.N1 Sheet1.A5:Sheet1.A5 Sheet1.C5:Sheet1.N5" chart:data-source-has-labels="both" svg:x="0.32cm" svg:y="0.18cm" svg:width="13.14cm" svg:height="8.645cm">
          <chartooo:coordinate-region svg:x="1.867cm" svg:y="0.379cm" svg:width="11.313cm" svg:height="7.799cm"/>
          <chart:axis chart:dimension="x" chart:name="primary-x" chart:style-name="ch4" chartooo:axis-type="auto">
            <chartooo:date-scale/>
            <chart:categories table:cell-range-address="Sheet1.C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N5" chart:label-cell-address="Sheet1.A5:Sheet1.A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N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U-235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C5:Sheet1.N5</svg:desc>
                </draw:g>
              </table:table-cell>
              <table:table-cell office:value-type="float" office:value="0.0000000000000174734862953738">
                <text:p>0.0000000000000174734862953738</text:p>
              </table:table-cell>
              <table:table-cell office:value-type="float" office:value="0.000000000218819795217359">
                <text:p>0.000000000218819795217359</text:p>
              </table:table-cell>
              <table:table-cell office:value-type="float" office:value="0.00000000088991815546668">
                <text:p>0.00000000088991815546668</text:p>
              </table:table-cell>
              <table:table-cell office:value-type="float" office:value="0.00000000201720564975836">
                <text:p>0.00000000201720564975836</text:p>
              </table:table-cell>
              <table:table-cell office:value-type="float" office:value="0.00000000361038257945257">
                <text:p>0.00000000361038257945257</text:p>
              </table:table-cell>
              <table:table-cell office:value-type="float" office:value="0.0000000056669855926858">
                <text:p>0.0000000056669855926858</text:p>
              </table:table-cell>
              <table:table-cell office:value-type="float" office:value="0.00000000819177765927886">
                <text:p>0.00000000819177765927886</text:p>
              </table:table-cell>
              <table:table-cell office:value-type="float" office:value="0.000000011170215134411">
                <text:p>0.000000011170215134411</text:p>
              </table:table-cell>
              <table:table-cell office:value-type="float" office:value="0.0000000145892884917538">
                <text:p>0.0000000145892884917538</text:p>
              </table:table-cell>
              <table:table-cell office:value-type="float" office:value="0.0000000184496584808823">
                <text:p>0.0000000184496584808823</text:p>
              </table:table-cell>
              <table:table-cell office:value-type="float" office:value="0.0000000227557685737477">
                <text:p>0.00000002275576857374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595cm" svg:y="4.203cm" style:legend-expansion="high" chart:style-name="ch2"/>
        <chart:plot-area chart:style-name="ch3" table:cell-range-address="Sheet1.C1:Sheet1.N1 Sheet1.A6:Sheet1.A6 Sheet1.C6:Sheet1.N6" chart:data-source-has-labels="both" svg:x="0.32cm" svg:y="0.18cm" svg:width="12.955cm" svg:height="8.645cm">
          <chartooo:coordinate-region svg:x="1.867cm" svg:y="0.379cm" svg:width="11.128cm" svg:height="7.799cm"/>
          <chart:axis chart:dimension="x" chart:name="primary-x" chart:style-name="ch4" chartooo:axis-type="auto">
            <chartooo:date-scale/>
            <chart:categories table:cell-range-address="Sheet1.C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N6" chart:label-cell-address="Sheet1.A6:Sheet1.A6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N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u-239</text:p>
                <draw:g>
                  <svg:desc>Sheet1.A6:Sheet1.A6</svg:desc>
                </draw:g>
              </table:table-cell>
              <table:table-cell office:value-type="float" office:value="0.0000000188395014922415">
                <text:p>0.0000000188395014922415</text:p>
                <draw:g>
                  <svg:desc>Sheet1.C6:Sheet1.N6</svg:desc>
                </draw:g>
              </table:table-cell>
              <table:table-cell office:value-type="float" office:value="0.0000000188310396261363">
                <text:p>0.0000000188310396261363</text:p>
              </table:table-cell>
              <table:table-cell office:value-type="float" office:value="0.0000000180060854456801">
                <text:p>0.0000000180060854456801</text:p>
              </table:table-cell>
              <table:table-cell office:value-type="float" office:value="0.0000000172015616938576">
                <text:p>0.0000000172015616938576</text:p>
              </table:table-cell>
              <table:table-cell office:value-type="float" office:value="0.0000000164263497345715">
                <text:p>0.0000000164263497345715</text:p>
              </table:table-cell>
              <table:table-cell office:value-type="float" office:value="0.0000000156813007589863">
                <text:p>0.0000000156813007589863</text:p>
              </table:table-cell>
              <table:table-cell office:value-type="float" office:value="0.000000014966506681112">
                <text:p>0.000000014966506681112</text:p>
              </table:table-cell>
              <table:table-cell office:value-type="float" office:value="0.0000000142812058012732">
                <text:p>0.0000000142812058012732</text:p>
              </table:table-cell>
              <table:table-cell office:value-type="float" office:value="0.0000000136255891964273">
                <text:p>0.0000000136255891964273</text:p>
              </table:table-cell>
              <table:table-cell office:value-type="float" office:value="0.000000012998796189805">
                <text:p>0.000000012998796189805</text:p>
              </table:table-cell>
              <table:table-cell office:value-type="float" office:value="0.0000000123999065779402">
                <text:p>0.0000000123999065779402</text:p>
              </table:table-cell>
              <table:table-cell office:value-type="float" office:value="0.0000000118281426765876">
                <text:p>0.0000000118281426765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660066" draw:fill-color="#66006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595cm" svg:y="4.203cm" style:legend-expansion="high" chart:style-name="ch2"/>
        <chart:plot-area chart:style-name="ch3" table:cell-range-address="Sheet1.C1:Sheet1.N1 Sheet1.A7:Sheet1.A7 Sheet1.C7:Sheet1.N7" chart:data-source-has-labels="both" svg:x="0.32cm" svg:y="0.18cm" svg:width="12.955cm" svg:height="8.645cm">
          <chartooo:coordinate-region svg:x="1.867cm" svg:y="0.379cm" svg:width="11.128cm" svg:height="7.799cm"/>
          <chart:axis chart:dimension="x" chart:name="primary-x" chart:style-name="ch4" chartooo:axis-type="auto">
            <chartooo:date-scale/>
            <chart:categories table:cell-range-address="Sheet1.C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N7" chart:label-cell-address="Sheet1.A7:Sheet1.A7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N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a-233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C7:Sheet1.N7</svg:desc>
                </draw:g>
              </table:table-cell>
              <table:table-cell office:value-type="float" office:value="0.00000000760862368629028">
                <text:p>0.00000000760862368629028</text:p>
              </table:table-cell>
              <table:table-cell office:value-type="float" office:value="0.000000862254548714981">
                <text:p>0.000000862254548714981</text:p>
              </table:table-cell>
              <table:table-cell office:value-type="float" office:value="0.00000154078764061515">
                <text:p>0.00000154078764061515</text:p>
              </table:table-cell>
              <table:table-cell office:value-type="float" office:value="0.00000206955949954125">
                <text:p>0.00000206955949954125</text:p>
              </table:table-cell>
              <table:table-cell office:value-type="float" office:value="0.00000248218900689229">
                <text:p>0.00000248218900689229</text:p>
              </table:table-cell>
              <table:table-cell office:value-type="float" office:value="0.00000280375375895087">
                <text:p>0.00000280375375895087</text:p>
              </table:table-cell>
              <table:table-cell office:value-type="float" office:value="0.00000305430286967181">
                <text:p>0.00000305430286967181</text:p>
              </table:table-cell>
              <table:table-cell office:value-type="float" office:value="0.00000324976928147283">
                <text:p>0.00000324976928147283</text:p>
              </table:table-cell>
              <table:table-cell office:value-type="float" office:value="0.00000340222748766238">
                <text:p>0.00000340222748766238</text:p>
              </table:table-cell>
              <table:table-cell office:value-type="float" office:value="0.00000352032293425897">
                <text:p>0.00000352032293425897</text:p>
              </table:table-cell>
              <table:table-cell office:value-type="float" office:value="0.00000361233967178848">
                <text:p>0.00000361233967178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